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Custom Tree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st By Tier (raw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table:formula="of:=[.D2]*SQRT(2)" office:value-type="float" office:value="2.82842712474619" calcext:value-type="float">
            <text:p>2.8284271247</text:p>
          </table:table-cell>
          <table:table-cell table:formula="of:=[.D2]*2" office:value-type="float" office:value="4" calcext:value-type="float">
            <text:p>4</text:p>
          </table:table-cell>
          <table:table-cell table:style-name="ce2" table:formula="of:=[.F2]*SQRT(2)" office:value-type="float" office:value="5.65685424949238" calcext:value-type="float">
            <text:p>5.6568542495</text:p>
          </table:table-cell>
          <table:table-cell table:formula="of:=[.F2]*2" office:value-type="float" office:value="8" calcext:value-type="float">
            <text:p>8</text:p>
          </table:table-cell>
          <table:table-cell table:style-name="ce2" table:formula="of:=[.H2]*SQRT(2)" office:value-type="float" office:value="11.3137084989848" calcext:value-type="float">
            <text:p>11.313708499</text:p>
          </table:table-cell>
          <table:table-cell table:formula="of:=[.H2]*2" office:value-type="float" office:value="16" calcext:value-type="float">
            <text:p>16</text:p>
          </table:table-cell>
          <table:table-cell table:style-name="ce2" table:formula="of:=[.J2]*SQRT(2)" office:value-type="float" office:value="22.6274169979695" calcext:value-type="float">
            <text:p>22.627416998</text:p>
          </table:table-cell>
          <table:table-cell table:formula="of:=[.J2]*2" office:value-type="float" office:value="32" calcext:value-type="float">
            <text:p>32</text:p>
          </table:table-cell>
          <table:table-cell table:style-name="ce2" table:formula="of:=[.L2]*SQRT(2)" office:value-type="float" office:value="45.254833995939" calcext:value-type="float">
            <text:p>45.2548339959</text:p>
          </table:table-cell>
          <table:table-cell table:formula="of:=[.L2]*2" office:value-type="float" office:value="64" calcext:value-type="float">
            <text:p>64</text:p>
          </table:table-cell>
          <table:table-cell table:style-name="ce2" table:formula="of:=[.N2]*SQRT(2)" office:value-type="float" office:value="90.5096679918781" calcext:value-type="float">
            <text:p>90.5096679919</text:p>
          </table:table-cell>
          <table:table-cell table:formula="of:=[.N2]*2" office:value-type="float" office:value="128" calcext:value-type="float">
            <text:p>128</text:p>
          </table:table-cell>
          <table:table-cell table:style-name="ce2" table:formula="of:=[.P2]*SQRT(2)" office:value-type="float" office:value="181.019335983756" calcext:value-type="float">
            <text:p>181.0193359838</text:p>
          </table:table-cell>
          <table:table-cell table:formula="of:=[.P2]*2" office:value-type="float" office:value="256" calcext:value-type="float">
            <text:p>256</text:p>
          </table:table-cell>
          <table:table-cell table:style-name="ce2" table:formula="of:=[.R2]*SQRT(2)" office:value-type="float" office:value="362.038671967512" calcext:value-type="float">
            <text:p>362.0386719675</text:p>
          </table:table-cell>
          <table:table-cell table:formula="of:=[.R2]*2" office:value-type="float" office:value="512" calcext:value-type="float">
            <text:p>512</text:p>
          </table:table-cell>
          <table:table-cell table:style-name="ce2" table:formula="of:=[.T2]*SQRT(2)" office:value-type="float" office:value="724.077343935025" calcext:value-type="float">
            <text:p>724.077343935</text:p>
          </table:table-cell>
          <table:table-cell table:formula="of:=[.T2]*2" office:value-type="float" office:value="1024" calcext:value-type="float">
            <text:p>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st By Ti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ROUND([.E2])" office:value-type="float" office:value="3" calcext:value-type="float">
            <text:p>3</text:p>
          </table:table-cell>
          <table:table-cell table:style-name="ce2" table:formula="of:=ROUND([.F2])" office:value-type="float" office:value="4" calcext:value-type="float">
            <text:p>4</text:p>
          </table:table-cell>
          <table:table-cell table:style-name="ce2" table:formula="of:=ROUND([.G2])" office:value-type="float" office:value="6" calcext:value-type="float">
            <text:p>6</text:p>
          </table:table-cell>
          <table:table-cell table:style-name="ce2" table:formula="of:=ROUND([.H2])" office:value-type="float" office:value="8" calcext:value-type="float">
            <text:p>8</text:p>
          </table:table-cell>
          <table:table-cell table:style-name="ce2" table:formula="of:=ROUND([.I2])" office:value-type="float" office:value="11" calcext:value-type="float">
            <text:p>11</text:p>
          </table:table-cell>
          <table:table-cell table:style-name="ce2" table:formula="of:=ROUND([.J2])" office:value-type="float" office:value="16" calcext:value-type="float">
            <text:p>16</text:p>
          </table:table-cell>
          <table:table-cell table:style-name="ce2" table:formula="of:=ROUND([.K2])" office:value-type="float" office:value="23" calcext:value-type="float">
            <text:p>23</text:p>
          </table:table-cell>
          <table:table-cell table:style-name="ce2" table:formula="of:=ROUND([.L2])" office:value-type="float" office:value="32" calcext:value-type="float">
            <text:p>32</text:p>
          </table:table-cell>
          <table:table-cell table:style-name="ce2" table:formula="of:=ROUND([.M2])" office:value-type="float" office:value="45" calcext:value-type="float">
            <text:p>45</text:p>
          </table:table-cell>
          <table:table-cell table:style-name="ce2" table:formula="of:=ROUND([.N2])" office:value-type="float" office:value="64" calcext:value-type="float">
            <text:p>64</text:p>
          </table:table-cell>
          <table:table-cell table:style-name="ce2" table:formula="of:=ROUND([.O2])" office:value-type="float" office:value="91" calcext:value-type="float">
            <text:p>91</text:p>
          </table:table-cell>
          <table:table-cell table:style-name="ce2" table:formula="of:=ROUND([.P2])" office:value-type="float" office:value="128" calcext:value-type="float">
            <text:p>128</text:p>
          </table:table-cell>
          <table:table-cell table:style-name="ce2" table:formula="of:=ROUND([.Q2])" office:value-type="float" office:value="181" calcext:value-type="float">
            <text:p>181</text:p>
          </table:table-cell>
          <table:table-cell table:style-name="ce2" table:formula="of:=ROUND([.R2])" office:value-type="float" office:value="256" calcext:value-type="float">
            <text:p>256</text:p>
          </table:table-cell>
          <table:table-cell table:style-name="ce2" table:formula="of:=ROUND([.S2])" office:value-type="float" office:value="362" calcext:value-type="float">
            <text:p>362</text:p>
          </table:table-cell>
          <table:table-cell table:style-name="ce2" table:formula="of:=ROUND([.T2])" office:value-type="float" office:value="512" calcext:value-type="float">
            <text:p>512</text:p>
          </table:table-cell>
          <table:table-cell table:style-name="ce2" table:formula="of:=ROUND([.U2])" office:value-type="float" office:value="724" calcext:value-type="float">
            <text:p>724</text:p>
          </table:table-cell>
          <table:table-cell table:style-name="ce2" table:formula="of:=ROUND([.V2])" office:value-type="float" office:value="1024" calcext:value-type="float">
            <text:p>1024</text:p>
          </table:table-cell>
          <table:table-cell table:number-columns-repeated="1002"/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6" table:number-rows-spanned="1">
            <text:p>Nodes per Tier</text:p>
          </table:table-cell>
          <table:covered-table-cell table:number-columns-repeated="5" table:style-name="ce2"/>
          <table:table-cell table:style-name="ce2" table:number-columns-repeated="14"/>
          <table:table-cell table:number-columns-repeated="1002"/>
        </table:table-row>
        <table:table-row table:style-name="ro1">
          <table:table-cell table:style-name="ce1" office:value-type="string" calcext:value-type="string">
            <text:p>Starting</text:p>
          </table:table-cell>
          <table:table-cell table:style-name="ce1" table:formula="of:=[.C5]*[.C$3]+[.D5]*[.D$3]+[.E5]*[.E$3]+[.F5]*[.F$3]+[.G5]*[.G$3]+[.H5]*[.H$3]+[.I5]*[.I$3]+[.J5]*[.J$3]+[.K5]*[.K$3]+[.L5]*[.L$3]+[.M5]*[.M$3]+[.N5]*[.N$3]+[.O5]*[.O$3]+[.P5]*[.P$3]+[.Q5]*[.Q$3]+[.R5]*[.R$3]+[.S5]*[.S$3]+[.T5]*[.T$3]+[.U5]*[.U$3]+[.V5]*[.V$3]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8"/>
          <table:table-cell/>
          <table:table-cell table:style-name="ce1" table:number-columns-repeated="1001"/>
        </table:table-row>
        <table:table-row table:style-name="ro1">
          <table:table-cell office:value-type="string" calcext:value-type="string">
            <text:p>Electrical Systems</text:p>
          </table:table-cell>
          <table:table-cell table:formula="of:=[.C6]*[.C$3]+[.D6]*[.D$3]+[.E6]*[.E$3]+[.F6]*[.F$3]+[.G6]*[.G$3]+[.H6]*[.H$3]+[.I6]*[.I$3]+[.J6]*[.J$3]+[.K6]*[.K$3]+[.L6]*[.L$3]+[.M6]*[.M$3]+[.N6]*[.N$3]+[.O6]*[.O$3]+[.P6]*[.P$3]+[.Q6]*[.Q$3]+[.R6]*[.R$3]+[.S6]*[.S$3]+[.T6]*[.T$3]+[.U6]*[.U$3]+[.V6]*[.V$3]" office:value-type="float" office:value="2000" calcext:value-type="float">
            <text:p>20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bes &amp; Communications</text:p>
          </table:table-cell>
          <table:table-cell table:formula="of:=[.C7]*[.C$3]+[.D7]*[.D$3]+[.E7]*[.E$3]+[.F7]*[.F$3]+[.G7]*[.G$3]+[.H7]*[.H$3]+[.I7]*[.I$3]+[.J7]*[.J$3]+[.K7]*[.K$3]+[.L7]*[.L$3]+[.M7]*[.M$3]+[.N7]*[.N$3]+[.O7]*[.O$3]+[.P7]*[.P$3]+[.Q7]*[.Q$3]+[.R7]*[.R$3]+[.S7]*[.S$3]+[.T7]*[.T$3]+[.U7]*[.U$3]+[.V7]*[.V$3]" office:value-type="float" office:value="1332" calcext:value-type="float">
            <text:p>133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cience</text:p>
          </table:table-cell>
          <table:table-cell table:formula="of:=[.C8]*[.C$3]+[.D8]*[.D$3]+[.E8]*[.E$3]+[.F8]*[.F$3]+[.G8]*[.G$3]+[.H8]*[.H$3]+[.I8]*[.I$3]+[.J8]*[.J$3]+[.K8]*[.K$3]+[.L8]*[.L$3]+[.M8]*[.M$3]+[.N8]*[.N$3]+[.O8]*[.O$3]+[.P8]*[.P$3]+[.Q8]*[.Q$3]+[.R8]*[.R$3]+[.S8]*[.S$3]+[.T8]*[.T$3]+[.U8]*[.U$3]+[.V8]*[.V$3]" office:value-type="float" office:value="757" calcext:value-type="float">
            <text:p>75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sources</text:p>
          </table:table-cell>
          <table:table-cell table:formula="of:=[.C9]*[.C$3]+[.D9]*[.D$3]+[.E9]*[.E$3]+[.F9]*[.F$3]+[.G9]*[.G$3]+[.H9]*[.H$3]+[.I9]*[.I$3]+[.J9]*[.J$3]+[.K9]*[.K$3]+[.L9]*[.L$3]+[.M9]*[.M$3]+[.N9]*[.N$3]+[.O9]*[.O$3]+[.P9]*[.P$3]+[.Q9]*[.Q$3]+[.R9]*[.R$3]+[.S9]*[.S$3]+[.T9]*[.T$3]+[.U9]*[.U$3]+[.V9]*[.V$3]" office:value-type="float" office:value="1408" calcext:value-type="float">
            <text:p>140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struction</text:p>
          </table:table-cell>
          <table:table-cell table:formula="of:=[.C10]*[.C$3]+[.D10]*[.D$3]+[.E10]*[.E$3]+[.F10]*[.F$3]+[.G10]*[.G$3]+[.H10]*[.H$3]+[.I10]*[.I$3]+[.J10]*[.J$3]+[.K10]*[.K$3]+[.L10]*[.L$3]+[.M10]*[.M$3]+[.N10]*[.N$3]+[.O10]*[.O$3]+[.P10]*[.P$3]+[.Q10]*[.Q$3]+[.R10]*[.R$3]+[.S10]*[.S$3]+[.T10]*[.T$3]+[.U10]*[.U$3]+[.V10]*[.V$3]" office:value-type="float" office:value="1398" calcext:value-type="float">
            <text:p>139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viation</text:p>
          </table:table-cell>
          <table:table-cell table:formula="of:=[.C11]*[.C$3]+[.D11]*[.D$3]+[.E11]*[.E$3]+[.F11]*[.F$3]+[.G11]*[.G$3]+[.H11]*[.H$3]+[.I11]*[.I$3]+[.J11]*[.J$3]+[.K11]*[.K$3]+[.L11]*[.L$3]+[.M11]*[.M$3]+[.N11]*[.N$3]+[.O11]*[.O$3]+[.P11]*[.P$3]+[.Q11]*[.Q$3]+[.R11]*[.R$3]+[.S11]*[.S$3]+[.T11]*[.T$3]+[.U11]*[.U$3]+[.V11]*[.V$3]" office:value-type="float" office:value="3294" calcext:value-type="float">
            <text:p>329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ets</text:p>
          </table:table-cell>
          <table:table-cell table:formula="of:=[.C12]*[.C$3]+[.D12]*[.D$3]+[.E12]*[.E$3]+[.F12]*[.F$3]+[.G12]*[.G$3]+[.H12]*[.H$3]+[.I12]*[.I$3]+[.J12]*[.J$3]+[.K12]*[.K$3]+[.L12]*[.L$3]+[.M12]*[.M$3]+[.N12]*[.N$3]+[.O12]*[.O$3]+[.P12]*[.P$3]+[.Q12]*[.Q$3]+[.R12]*[.R$3]+[.S12]*[.S$3]+[.T12]*[.T$3]+[.U12]*[.U$3]+[.V12]*[.V$3]" office:value-type="float" office:value="771" calcext:value-type="float">
            <text:p>77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cketry</text:p>
          </table:table-cell>
          <table:table-cell table:formula="of:=[.C13]*[.C$3]+[.D13]*[.D$3]+[.E13]*[.E$3]+[.F13]*[.F$3]+[.G13]*[.G$3]+[.H13]*[.H$3]+[.I13]*[.I$3]+[.J13]*[.J$3]+[.K13]*[.K$3]+[.L13]*[.L$3]+[.M13]*[.M$3]+[.N13]*[.N$3]+[.O13]*[.O$3]+[.P13]*[.P$3]+[.Q13]*[.Q$3]+[.R13]*[.R$3]+[.S13]*[.S$3]+[.T13]*[.T$3]+[.U13]*[.U$3]+[.V13]*[.V$3]" office:value-type="float" office:value="2580" calcext:value-type="float">
            <text:p>258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SC</text:p>
          </table:table-cell>
          <table:table-cell table:formula="of:=[.C14]*[.C$3]+[.D14]*[.D$3]+[.E14]*[.E$3]+[.F14]*[.F$3]+[.G14]*[.G$3]+[.H14]*[.H$3]+[.I14]*[.I$3]+[.J14]*[.J$3]+[.K14]*[.K$3]+[.L14]*[.L$3]+[.M14]*[.M$3]+[.N14]*[.N$3]+[.O14]*[.O$3]+[.P14]*[.P$3]+[.Q14]*[.Q$3]+[.R14]*[.R$3]+[.S14]*[.S$3]+[.T14]*[.T$3]+[.U14]*[.U$3]+[.V14]*[.V$3]" office:value-type="float" office:value="18" calcext:value-type="float">
            <text:p>18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ction Wheels</text:p>
          </table:table-cell>
          <table:table-cell table:formula="of:=[.C15]*[.C$3]+[.D15]*[.D$3]+[.E15]*[.E$3]+[.F15]*[.F$3]+[.G15]*[.G$3]+[.H15]*[.H$3]+[.I15]*[.I$3]+[.J15]*[.J$3]+[.K15]*[.K$3]+[.L15]*[.L$3]+[.M15]*[.M$3]+[.N15]*[.N$3]+[.O15]*[.O$3]+[.P15]*[.P$3]+[.Q15]*[.Q$3]+[.R15]*[.R$3]+[.S15]*[.S$3]+[.T15]*[.T$3]+[.U15]*[.U$3]+[.V15]*[.V$3]" office:value-type="float" office:value="69" calcext:value-type="float">
            <text:p>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mand Pods</text:p>
          </table:table-cell>
          <table:table-cell table:formula="of:=[.C16]*[.C$3]+[.D16]*[.D$3]+[.E16]*[.E$3]+[.F16]*[.F$3]+[.G16]*[.G$3]+[.H16]*[.H$3]+[.I16]*[.I$3]+[.J16]*[.J$3]+[.K16]*[.K$3]+[.L16]*[.L$3]+[.M16]*[.M$3]+[.N16]*[.N$3]+[.O16]*[.O$3]+[.P16]*[.P$3]+[.Q16]*[.Q$3]+[.R16]*[.R$3]+[.S16]*[.S$3]+[.T16]*[.T$3]+[.U16]*[.U$3]+[.V16]*[.V$3]" office:value-type="float" office:value="309" calcext:value-type="float">
            <text:p>30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xperiments and Exploration</text:p>
          </table:table-cell>
          <table:table-cell table:formula="of:=[.C17]*[.C$3]+[.D17]*[.D$3]+[.E17]*[.E$3]+[.F17]*[.F$3]+[.G17]*[.G$3]+[.H17]*[.H$3]+[.I17]*[.I$3]+[.J17]*[.J$3]+[.K17]*[.K$3]+[.L17]*[.L$3]+[.M17]*[.M$3]+[.N17]*[.N$3]+[.O17]*[.O$3]+[.P17]*[.P$3]+[.Q17]*[.Q$3]+[.R17]*[.R$3]+[.S17]*[.S$3]+[.T17]*[.T$3]+[.U17]*[.U$3]+[.V17]*[.V$3]" office:value-type="float" office:value="451" calcext:value-type="float">
            <text:p>45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nding and Rovers</text:p>
          </table:table-cell>
          <table:table-cell table:formula="of:=[.C18]*[.C$3]+[.D18]*[.D$3]+[.E18]*[.E$3]+[.F18]*[.F$3]+[.G18]*[.G$3]+[.H18]*[.H$3]+[.I18]*[.I$3]+[.J18]*[.J$3]+[.K18]*[.K$3]+[.L18]*[.L$3]+[.M18]*[.M$3]+[.N18]*[.N$3]+[.O18]*[.O$3]+[.P18]*[.P$3]+[.Q18]*[.Q$3]+[.R18]*[.R$3]+[.S18]*[.S$3]+[.T18]*[.T$3]+[.U18]*[.U$3]+[.V18]*[.V$3]" office:value-type="float" office:value="1217" calcext:value-type="float">
            <text:p>12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5:.B18])" office:value-type="float" office:value="15608" calcext:value-type="float">
            <text:p>15608</text:p>
          </table:table-cell>
          <table:table-cell table:number-columns-repeated="1022"/>
        </table:table-row>
      </table:table>
      <table:table table:name="Default Tree" table:style-name="ta1">
        <table:table-column table:style-name="co3" table:default-cell-style-name="Default"/>
        <table:table-column table:style-name="co2" table:default-cell-style-name="ce1"/>
        <table:table-column table:style-name="co2" table:number-columns-repeated="11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st By Ti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2"/>
          <table:table-cell table:style-name="ce3" office:value-type="string" calcext:value-type="string" table:number-columns-spanned="6" table:number-rows-spanned="1">
            <text:p>Nodes per Tier</text:p>
          </table:table-cell>
          <table:covered-table-cell table:number-columns-repeated="5" table:style-name="ce2"/>
          <table:table-cell table:style-name="ce2" table:number-columns-repeated="5"/>
        </table:table-row>
        <table:table-row table:style-name="ro1">
          <table:table-cell table:style-name="ce1" office:value-type="string" calcext:value-type="string">
            <text:p>Starting</text:p>
          </table:table-cell>
          <table:table-cell table:formula="of:=[.C4]*[.C$2]+[.D4]*[.D$2]+[.E4]*[.E$2]+[.F4]*[.F$2]+[.G4]*[.G$2]+[.H4]*[.H$2]+[.I4]*[.I$2]+[.J4]*[.J$2]+[.K4]*[.K$2]+[.L4]*[.L$2]+[.M4]*[.M$2]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Electrical, Science, Probes, &amp; Communications</text:p>
          </table:table-cell>
          <table:table-cell table:formula="of:=[.C5]*[.C$2]+[.D5]*[.D$2]+[.E5]*[.E$2]+[.F5]*[.F$2]+[.G5]*[.G$2]+[.H5]*[.H$2]+[.I5]*[.I$2]+[.J5]*[.J$2]+[.K5]*[.K$2]+[.L5]*[.L$2]+[.M5]*[.M$2]" office:value-type="float" office:value="7745" calcext:value-type="float">
            <text:p>774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table:formula="of:=[.C6]*[.C$2]+[.D6]*[.D$2]+[.E6]*[.E$2]+[.F6]*[.F$2]+[.G6]*[.G$2]+[.H6]*[.H$2]+[.I6]*[.I$2]+[.J6]*[.J$2]+[.K6]*[.K$2]+[.L6]*[.L$2]+[.M6]*[.M$2]" office:value-type="float" office:value="1610" calcext:value-type="float">
            <text:p>16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viation</text:p>
          </table:table-cell>
          <table:table-cell table:formula="of:=[.C7]*[.C$2]+[.D7]*[.D$2]+[.E7]*[.E$2]+[.F7]*[.F$2]+[.G7]*[.G$2]+[.H7]*[.H$2]+[.I7]*[.I$2]+[.J7]*[.J$2]+[.K7]*[.K$2]+[.L7]*[.L$2]+[.M7]*[.M$2]" office:value-type="float" office:value="3173" calcext:value-type="float">
            <text:p>317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ry</text:p>
          </table:table-cell>
          <table:table-cell table:formula="of:=[.C8]*[.C$2]+[.D8]*[.D$2]+[.E8]*[.E$2]+[.F8]*[.F$2]+[.G8]*[.G$2]+[.H8]*[.H$2]+[.I8]*[.I$2]+[.J8]*[.J$2]+[.K8]*[.K$2]+[.L8]*[.L$2]+[.M8]*[.M$2]" office:value-type="float" office:value="2520" calcext:value-type="float">
            <text:p>25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table:formula="of:=[.C9]*[.C$2]+[.D9]*[.D$2]+[.E9]*[.E$2]+[.F9]*[.F$2]+[.G9]*[.G$2]+[.H9]*[.H$2]+[.I9]*[.I$2]+[.J9]*[.J$2]+[.K9]*[.K$2]+[.L9]*[.L$2]+[.M9]*[.M$2]" office:value-type="float" office:value="455" calcext:value-type="float">
            <text:p>45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and Rovers</text:p>
          </table:table-cell>
          <table:table-cell table:formula="of:=[.C10]*[.C$2]+[.D10]*[.D$2]+[.E10]*[.E$2]+[.F10]*[.F$2]+[.G10]*[.G$2]+[.H10]*[.H$2]+[.I10]*[.I$2]+[.J10]*[.J$2]+[.K10]*[.K$2]+[.L10]*[.L$2]+[.M10]*[.M$2]" office:value-type="float" office:value="1415" calcext:value-type="float">
            <text:p>14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4:.B10])" office:value-type="float" office:value="16918" calcext:value-type="float">
            <text:p>16918</text:p>
          </table:table-cell>
          <table:table-cell table:style-name="ce2" table:formula="of:=SUM([.C4:.C10])" office:value-type="float" office:value="1" calcext:value-type="float">
            <text:p>1</text:p>
          </table:table-cell>
          <table:table-cell table:style-name="ce2" table:formula="of:=SUM([.D4:.D10])" office:value-type="float" office:value="2" calcext:value-type="float">
            <text:p>2</text:p>
          </table:table-cell>
          <table:table-cell table:style-name="ce2" table:formula="of:=SUM([.E4:.E10])" office:value-type="float" office:value="1" calcext:value-type="float">
            <text:p>1</text:p>
          </table:table-cell>
          <table:table-cell table:style-name="ce2" table:formula="of:=SUM([.F4:.F10])" office:value-type="float" office:value="1" calcext:value-type="float">
            <text:p>1</text:p>
          </table:table-cell>
          <table:table-cell table:style-name="ce2" table:formula="of:=SUM([.G4:.G10])" office:value-type="float" office:value="1" calcext:value-type="float">
            <text:p>1</text:p>
          </table:table-cell>
          <table:table-cell table:style-name="ce2" table:formula="of:=SUM([.H4:.H10])" office:value-type="float" office:value="5" calcext:value-type="float">
            <text:p>5</text:p>
          </table:table-cell>
          <table:table-cell table:style-name="ce2" table:formula="of:=SUM([.I4:.I10])" office:value-type="float" office:value="10" calcext:value-type="float">
            <text:p>10</text:p>
          </table:table-cell>
          <table:table-cell table:style-name="ce2" table:formula="of:=SUM([.J4:.J10])" office:value-type="float" office:value="13" calcext:value-type="float">
            <text:p>13</text:p>
          </table:table-cell>
          <table:table-cell table:style-name="ce2" table:formula="of:=SUM([.K4:.K10])" office:value-type="float" office:value="12" calcext:value-type="float">
            <text:p>12</text:p>
          </table:table-cell>
          <table:table-cell table:style-name="ce2" table:formula="of:=SUM([.L4:.L10])" office:value-type="float" office:value="11" calcext:value-type="float">
            <text:p>11</text:p>
          </table:table-cell>
          <table:table-cell table:style-name="ce2" table:formula="of:=SUM([.M4:.M10]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00-00-00</text:date>, <text:time style:data-style-name="N2" text:time-value="08:46:13.0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19:31:55.149000000</meta:creation-date>
    <dc:date>2015-05-06T01:13:54.256000000</dc:date>
    <meta:editing-duration>PT4H44M49S</meta:editing-duration>
    <meta:editing-cycles>7</meta:editing-cycles>
    <meta:generator>LibreOffice/4.3.7.2$Windows_x86 LibreOffice_project/8a35821d8636a03b8bf4e15b48f59794652c68ba</meta:generator>
    <meta:document-statistic meta:table-count="2" meta:cell-count="225" meta:object-count="0"/>
  </office:meta>
</office:document-meta>
</file>